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23-09-28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21-07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9-07-10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7-12-0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5-08-0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5-05-08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2-10-2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2-07-2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2-04-04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2-02-0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1-10-1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1-09-02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1-07-19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1-04-19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11-04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9-27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11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10-01-2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9-12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9-10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9-07-0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9-06-0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9-02-18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8-10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8-09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8-06-2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8-05-28 0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8-01-13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7-11-12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7-09-13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7-06-19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7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08-16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6-01-30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5-09-08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5-07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58090010601</text:p>
          </table:table-cell>
          <table:table-cell office:value-type="string" calcext:value-type="string">
            <text:p>200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1" meta:object-count="0"/>
    <meta:user-defined meta:name="AppVersion">3.0</meta:user-defined>
  </office:meta>
</office:document-meta>
</file>